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DepthSelector.includeFile( final FileSelectInfo file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DepthSelector.FileDepthSelector( int minDepth , int maxDep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DepthSelector.traverseDescendents( final FileSelectInfo file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